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~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~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~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~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~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~? I wonder what kinda answer you were
gonna come out with~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"Adigorn"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3:16:02+02:00</meta:creation-date>
    <dc:date>2020-04-10T13:16:0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